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a911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8f0a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89358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1639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b9977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5479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5601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da55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f3a5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aea6b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e15df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e8cebc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aa9111" officeooo:paragraph-rsid="00cdb270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e15dfe" officeooo:paragraph-rsid="00e58aa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ee21b" officeooo:paragraph-rsid="00fee21b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ee21b" officeooo:paragraph-rsid="0106bdf5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ff970" officeooo:paragraph-rsid="00fff970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0pt" fo:language="en" fo:country="US" officeooo:rsid="00fff970" officeooo:paragraph-rsid="0106bdf5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b3e9b5" officeooo:paragraph-rsid="00fee21b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b3e9b5" officeooo:paragraph-rsid="0106bdf5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onsolas" fo:language="en" fo:country="US" fo:font-weight="bold" officeooo:rsid="00b3e9b5" officeooo:paragraph-rsid="00b3e9b5" fo:background-color="transparen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onsolas" fo:font-size="12pt" fo:language="en" fo:country="US" fo:font-style="normal" style:text-underline-style="none" fo:font-weight="bold" officeooo:rsid="00b3e9b5" officeooo:paragraph-rsid="00b3e9b5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aea6b6"/>
    </style:style>
    <style:style style:name="T2" style:family="text">
      <style:text-properties officeooo:rsid="00af3a55"/>
    </style:style>
    <style:style style:name="T3" style:family="text">
      <style:text-properties fo:color="#00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color="#000000" loext:opacity="100%" fo:font-size="12pt" fo:font-style="normal" style:text-underline-style="none" officeooo:rsid="00b69269" style:font-size-asian="12pt" style:font-style-asian="normal" style:font-size-complex="12pt" style:font-style-complex="normal"/>
    </style:style>
    <style:style style:name="T5" style:family="text">
      <style:text-properties fo:color="#000000" loext:opacity="100%" fo:font-size="12pt" fo:font-style="normal" style:text-underline-style="none" officeooo:rsid="00b58199" style:font-size-asian="12pt" style:font-style-asian="normal" style:font-size-complex="12pt" style:font-style-complex="normal"/>
    </style:style>
    <style:style style:name="T6" style:family="text">
      <style:text-properties fo:color="#000000" loext:opacity="100%" fo:font-size="12pt" fo:font-style="normal" style:text-underline-style="none" officeooo:rsid="00fad962" style:font-size-asian="12pt" style:font-style-asian="normal" style:font-size-complex="12pt" style:font-style-complex="normal"/>
    </style:style>
    <style:style style:name="T7" style:family="text">
      <style:text-properties fo:color="#000000" loext:opacity="100%" fo:font-size="12pt" fo:font-style="normal" style:text-underline-style="none" officeooo:rsid="00fee21b" style:font-size-asian="12pt" style:font-style-asian="normal" style:font-size-complex="12pt" style:font-style-complex="normal"/>
    </style:style>
    <style:style style:name="T8" style:family="text">
      <style:text-properties officeooo:rsid="00c1e379"/>
    </style:style>
    <style:style style:name="T9" style:family="text">
      <style:text-properties officeooo:rsid="00c54796"/>
    </style:style>
    <style:style style:name="T10" style:family="text">
      <style:text-properties officeooo:rsid="00c56014"/>
    </style:style>
    <style:style style:name="T11" style:family="text">
      <style:text-properties officeooo:rsid="00cbf445"/>
    </style:style>
    <style:style style:name="T12" style:family="text">
      <style:text-properties officeooo:rsid="00cda55b"/>
    </style:style>
    <style:style style:name="T13" style:family="text">
      <style:text-properties officeooo:rsid="00cdb270"/>
    </style:style>
    <style:style style:name="T14" style:family="text">
      <style:text-properties officeooo:rsid="00ce429e"/>
    </style:style>
    <style:style style:name="T15" style:family="text">
      <style:text-properties fo:background-color="#f9cfb5" loext:char-shading-value="0"/>
    </style:style>
    <style:style style:name="T16" style:family="text">
      <style:text-properties officeooo:rsid="00cda55b" fo:background-color="#f9cfb5" loext:char-shading-value="0"/>
    </style:style>
    <style:style style:name="T17" style:family="text">
      <style:text-properties officeooo:rsid="00af3a55" fo:background-color="#f9cfb5" loext:char-shading-value="0"/>
    </style:style>
    <style:style style:name="T18" style:family="text">
      <style:text-properties officeooo:rsid="00ce429e" fo:background-color="#f9cfb5" loext:char-shading-value="0"/>
    </style:style>
    <style:style style:name="T19" style:family="text">
      <style:text-properties officeooo:rsid="00d5fb00" fo:background-color="#f9cfb5" loext:char-shading-value="0"/>
    </style:style>
    <style:style style:name="T20" style:family="text">
      <style:text-properties fo:background-color="#fde9a9" loext:char-shading-value="0"/>
    </style:style>
    <style:style style:name="T21" style:family="text">
      <style:text-properties officeooo:rsid="00cda55b" fo:background-color="#fde9a9" loext:char-shading-value="0"/>
    </style:style>
    <style:style style:name="T22" style:family="text">
      <style:text-properties officeooo:rsid="00cda55b" fo:background-color="#aadcf7" loext:char-shading-value="0"/>
    </style:style>
    <style:style style:name="T23" style:family="text">
      <style:text-properties fo:background-color="#f09e6f" loext:char-shading-value="0"/>
    </style:style>
    <style:style style:name="T24" style:family="text">
      <style:text-properties officeooo:rsid="00cda55b" fo:background-color="#f09e6f" loext:char-shading-value="0"/>
    </style:style>
    <style:style style:name="T25" style:family="text">
      <style:text-properties officeooo:rsid="00cbf445" fo:background-color="#f09e6f" loext:char-shading-value="0"/>
    </style:style>
    <style:style style:name="T26" style:family="text">
      <style:text-properties officeooo:rsid="00cda55b" fo:background-color="#ccf4c6" loext:char-shading-value="0"/>
    </style:style>
    <style:style style:name="T27" style:family="text">
      <style:text-properties fo:background-color="#f2cbf8" loext:char-shading-value="0"/>
    </style:style>
    <style:style style:name="T28" style:family="text">
      <style:text-properties officeooo:rsid="00cda55b" fo:background-color="#f2cbf8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cda55b" fo:background-color="transparent" loext:char-shading-value="0"/>
    </style:style>
    <style:style style:name="T31" style:family="text">
      <style:text-properties officeooo:rsid="00af3a55" fo:background-color="transparent" loext:char-shading-value="0"/>
    </style:style>
    <style:style style:name="T32" style:family="text">
      <style:text-properties officeooo:rsid="00d867aa"/>
    </style:style>
    <style:style style:name="T33" style:family="text">
      <style:text-properties officeooo:rsid="00dabfa9"/>
    </style:style>
    <style:style style:name="T34" style:family="text">
      <style:text-properties officeooo:rsid="00e0c977"/>
    </style:style>
    <style:style style:name="T35" style:family="text">
      <style:text-properties officeooo:rsid="00e205b2"/>
    </style:style>
    <style:style style:name="T36" style:family="text">
      <style:text-properties officeooo:rsid="00e58aa8"/>
    </style:style>
    <style:style style:name="T37" style:family="text">
      <style:text-properties officeooo:rsid="00e8cebc"/>
    </style:style>
    <style:style style:name="T38" style:family="text">
      <style:text-properties officeooo:rsid="00ece074"/>
    </style:style>
    <style:style style:name="T39" style:family="text">
      <style:text-properties officeooo:rsid="00ed9576"/>
    </style:style>
    <style:style style:name="T40" style:family="text">
      <style:text-properties officeooo:rsid="00edf69e"/>
    </style:style>
    <style:style style:name="T41" style:family="text">
      <style:text-properties officeooo:rsid="00ef1f4e"/>
    </style:style>
    <style:style style:name="T42" style:family="text">
      <style:text-properties officeooo:rsid="00efe403"/>
    </style:style>
    <style:style style:name="T43" style:family="text">
      <style:text-properties officeooo:rsid="00f25250"/>
    </style:style>
    <style:style style:name="T44" style:family="text">
      <style:text-properties officeooo:rsid="00f304ea"/>
    </style:style>
    <style:style style:name="T45" style:family="text">
      <style:text-properties officeooo:rsid="00fad962"/>
    </style:style>
    <style:style style:name="T46" style:family="text">
      <style:text-properties officeooo:rsid="00aa9111"/>
    </style:style>
    <style:style style:name="T47" style:family="text">
      <style:text-properties officeooo:rsid="0101c1e9"/>
    </style:style>
    <style:style style:name="T48" style:family="text">
      <style:text-properties officeooo:rsid="01047c14"/>
    </style:style>
    <style:style style:name="T49" style:family="text">
      <style:text-properties officeooo:rsid="010601a7"/>
    </style:style>
    <style:style style:name="T50" style:family="text">
      <style:text-properties officeooo:rsid="0106b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2"><text:span text:style-name="T3">C</text:span><text:span text:style-name="T6">0</text:span><text:span text:style-name="T3">PYSTAR</text:span><text:span text:style-name="T4"> </text:span><text:span text:style-name="T5">SECTOR FORMAT</text:span></text:p>
      <text:p text:style-name="P2">================================================<text:span text:style-name="T2">==</text:span><text:span text:style-name="T9">==</text:span><text:span text:style-name="T10">====</text:span><text:span text:style-name="T11">====</text:span><text:span text:style-name="T13">==</text:span><text:span text:style-name="T32">=</text:span><text:span text:style-name="T42">=</text:span></text:p>
      <text:p text:style-name="P4">| <text:s/>XX <text:s/>| <text:s text:c="8"/>DESCRIPTION <text:s text:c="10"/>| <text:s text:c="5"/>TYPE <text:s text:c="5"/>| SIZE |</text:p>
      <text:p text:style-name="P7">================================================<text:span text:style-name="T2">==</text:span><text:span text:style-name="T9">==</text:span><text:span text:style-name="T10">====</text:span><text:span text:style-name="T11">====</text:span><text:span text:style-name="T13">==</text:span><text:span text:style-name="T32">=</text:span><text:span text:style-name="T42">=</text:span><text:line-break/>| <text:s/><text:span text:style-name="T15">A</text:span><text:span text:style-name="T19">C</text:span> <text:s/>| “C<text:span text:style-name="T45">0</text:span>PYSTAR” <text:span text:style-name="T9">sector marker</text:span> <text:s text:c="5"/>| <text:s/>ASCII/<text:span text:style-name="T32">text</text:span> <text:s text:c="3"/>| <text:s/><text:span text:style-name="T10">0</text:span><text:span text:style-name="T9">8</text:span> <text:s/>|</text:p>
      <text:p text:style-name="P8">| <text:s/><text:span text:style-name="T15">A</text:span><text:span text:style-name="T16">F</text:span> <text:s/>| <text:span text:style-name="T10">Format version <text:s text:c="15"/></text:span>| <text:s/>ASCII/<text:span text:style-name="T10">dec</text:span><text:span text:style-name="T32">imal </text:span>| <text:s/><text:span text:style-name="T10">0</text:span><text:span text:style-name="T40">1</text:span> <text:s/>|</text:p>
      <text:p text:style-name="P13">| <text:s/><text:span text:style-name="T23">A</text:span><text:span text:style-name="T25">D</text:span> <text:s/>| “<text:span text:style-name="T11">D</text:span><text:span text:style-name="T39">A</text:span><text:span text:style-name="T40">T</text:span><text:span text:style-name="T41">A</text:span>” <text:span text:style-name="T11">data sector marker</text:span><text:span text:style-name="T10"> <text:s text:c="4"/></text:span>| <text:s/>ASCII/<text:span text:style-name="T32">text</text:span><text:span text:style-name="T12"> <text:s text:c="3"/></text:span>| <text:s/><text:span text:style-name="T10">0</text:span><text:span text:style-name="T41">4</text:span> <text:s/>|</text:p>
      <text:p text:style-name="P9">| <text:s/><text:span text:style-name="T23">A</text:span><text:span text:style-name="T25">M</text:span> <text:s/>| “<text:span text:style-name="T11">M</text:span><text:span text:style-name="T39">E</text:span><text:span text:style-name="T41">TA</text:span>” <text:span text:style-name="T11">metadata sector marker</text:span><text:span text:style-name="T10"> </text:span>| <text:s/>ASCII/<text:span text:style-name="T37">text <text:s/></text:span><text:span text:style-name="T32"><text:s text:c="2"/></text:span>| <text:s/><text:span text:style-name="T10">0</text:span><text:span text:style-name="T41">4</text:span> <text:s/>|</text:p>
      <text:p text:style-name="P10">| <text:s/><text:span text:style-name="T17">A</text:span><text:span text:style-name="T18">S</text:span> <text:s/>| Decimal sector size <text:s text:c="10"/>| <text:s/><text:span text:style-name="T34">int <text:s text:c="9"/></text:span><text:s/>| <text:s/>0<text:span text:style-name="T41">4</text:span> <text:s/>|</text:p>
      <text:p text:style-name="P5">| <text:s/><text:span text:style-name="T20">B</text:span><text:span text:style-name="T21">H</text:span> <text:s/>| Stored-file-<text:span text:style-name="T1">SHA512</text:span> <text:s text:c="11"/>| <text:s/><text:span text:style-name="T1">bytes <text:s text:c="6"/></text:span><text:s text:c="2"/>| <text:s/>64 <text:s/>|</text:p>
      <text:p text:style-name="P5">| <text:s/><text:span text:style-name="T21">BL</text:span> <text:s/>| Stored-file-length <text:s text:c="11"/>| <text:s/>long <text:s text:c="9"/>| <text:s/>08 <text:s/>|</text:p>
      <text:p text:style-name="P5">| <text:s/><text:span text:style-name="T26">CN</text:span> <text:s/>| Sector-number <text:s text:c="16"/>| <text:s/>long <text:s text:c="9"/>| <text:s/>08 <text:s/>|</text:p>
      <text:p text:style-name="P5">| <text:s/><text:span text:style-name="T22">DD</text:span> <text:s/>| Payload <text:s text:c="22"/>| <text:s/>byte<text:span text:style-name="T1">s</text:span> <text:s text:c="8"/>| <text:s/>.. <text:s/>|</text:p>
      <text:p text:style-name="P11">| <text:s/><text:span text:style-name="T27">F</text:span><text:span text:style-name="T28">H</text:span> <text:s/>| Sector-<text:span text:style-name="T1">SHA512</text:span> <text:s text:c="16"/>| <text:s/><text:span text:style-name="T1">bytes <text:s/></text:span><text:s text:c="7"/>| <text:s/>64 <text:s/>|</text:p>
      <text:p text:style-name="P12">----------------------------------------------------------------</text:p>
      <text:p text:style-name="P15">| <text:s text:c="7"/><text:span text:style-name="T36">FORMAT DATA TOTAL <text:s text:c="12"/>| <text:s/></text:span><text:span text:style-name="T1">bytes</text:span><text:span text:style-name="T36"> <text:s text:c="8"/></text:span>| <text:s/><text:span text:style-name="T35">1</text:span><text:span text:style-name="T43">6</text:span><text:span text:style-name="T44">1</text:span> |</text:p>
      <text:p text:style-name="P3">----------------------------------------------------------------</text:p>
      <text:p text:style-name="P6"><text:span text:style-name="T8">|</text:span> <text:s/>1. DATA SECTOR (BYTES): <text:s text:c="3"/>[<text:span text:style-name="T15">A</text:span><text:span text:style-name="T19">C</text:span><text:span text:style-name="T29"> </text:span><text:span text:style-name="T17">A</text:span><text:span text:style-name="T16">F</text:span><text:span text:style-name="T31"> </text:span><text:span text:style-name="T24">AD</text:span><text:span text:style-name="T30"> </text:span><text:span text:style-name="T18">AS</text:span><text:span text:style-name="T14"> </text:span><text:span text:style-name="T20">B</text:span><text:span text:style-name="T21">H</text:span><text:span text:style-name="T29"> </text:span><text:span text:style-name="T21">BL</text:span> <text:span text:style-name="T26">CN</text:span> <text:span text:style-name="T22">DD</text:span> <text:span text:style-name="T27">F</text:span><text:span text:style-name="T28">H</text:span>] <text:s text:c="4"/>|</text:p>
      <text:p text:style-name="P6"><text:span text:style-name="T8">|</text:span> <text:s/>2. METADATA SECTOR (JSON): [<text:span text:style-name="T15">A</text:span><text:span text:style-name="T19">C</text:span><text:span text:style-name="T29"> </text:span><text:span text:style-name="T17">A</text:span><text:span text:style-name="T16">F</text:span><text:span text:style-name="T31"> </text:span><text:span text:style-name="T24">AM</text:span><text:span text:style-name="T30"> </text:span><text:span text:style-name="T18">AS</text:span><text:span text:style-name="T14"> </text:span><text:span text:style-name="T20">B</text:span><text:span text:style-name="T21">H</text:span><text:span text:style-name="T29"> </text:span><text:span text:style-name="T21">BL</text:span> <text:span text:style-name="T26">CN</text:span> <text:span text:style-name="T22">DD</text:span> <text:span text:style-name="T27">F</text:span><text:span text:style-name="T28">H</text:span>] <text:s text:c="4"/>|</text:p>
      <text:p text:style-name="P6">| <text:s/>3. Payload = SectorSize – 16<text:span text:style-name="T44">1</text:span> <text:s text:c="30"/>|</text:p>
      <text:p text:style-name="P14">----------------------------------------------------------------</text:p>
      <text:p text:style-name="P14"/>
      <text:p text:style-name="P21"><text:span text:style-name="T3">C</text:span><text:span text:style-name="T6">0</text:span><text:span text:style-name="T3">PYSTAR</text:span><text:span text:style-name="T7">1</text:span><text:span text:style-name="T4"> </text:span><text:span text:style-name="T7">DATA </text:span><text:span text:style-name="T5">SECTOR FORMAT/</text:span><text:span text:style-name="T7">PAYLOAD</text:span></text:p>
      <text:p text:style-name="P17"><text:span text:style-name="T47">Sector </text:span>Marker: <text:span text:style-name="T46">C</text:span><text:span text:style-name="T45">0</text:span><text:span text:style-name="T46">PYSTAR</text:span><text:span text:style-name="T33">1</text:span><text:span text:style-name="T50">DATA</text:span></text:p>
      <text:p text:style-name="P19">Payload: <text:span text:style-name="T48">F</text:span>ilename <text:span text:style-name="T50">data (bytes)</text:span></text:p>
      <text:p text:style-name="P14"/>
      <text:p text:style-name="P20"><text:span text:style-name="T3">C</text:span><text:span text:style-name="T6">0</text:span><text:span text:style-name="T3">PYSTAR</text:span><text:span text:style-name="T7">1</text:span><text:span text:style-name="T4"> </text:span><text:span text:style-name="T7">METADATA </text:span><text:span text:style-name="T5">SECTOR FORMAT/</text:span><text:span text:style-name="T7">PAYLOAD</text:span></text:p>
      <text:p text:style-name="P16"><text:span text:style-name="T47">Sector </text:span>Marker: <text:span text:style-name="T46">C</text:span><text:span text:style-name="T45">0</text:span><text:span text:style-name="T46">PYSTAR</text:span><text:span text:style-name="T33">1M</text:span><text:span text:style-name="T38">E</text:span><text:span text:style-name="T41">TA</text:span></text:p>
      <text:p text:style-name="P18">Payload: <text:span text:style-name="T48">F</text:span>ilename <text:span text:style-name="T47">with/</text:span><text:span text:style-name="T49">without relative </text:span><text:span text:style-name="T47">path </text:span><text:span text:style-name="T48">(UTF-8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10dc8c9" officeooo:paragraph-rsid="010fc8c2" style:font-size-asian="10pt" style:font-size-complex="10pt"/>
    </style:style>
    <style:style style:name="MT1" style:family="text"/>
    <style:page-layout style:name="Mpm1">
      <style:page-layout-properties fo:page-width="21.001cm" fo:page-height="29.7cm" style:num-format="1" style:print-orientation="portrait" fo:margin-top="1.108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3-05-24</text:p>
        <text:p text:style-name="MP1"><text:a xlink:type="simple" xlink:href="mailto:artem.drobanov@gmail.com" text:style-name="Internet_20_link" text:visited-style-name="Visited_20_Internet_20_Link">artem.drobanov@gmail.com</text:a></text:p>
        <text:p text:style-name="MP1">https://github.com/art-drobanov/C0PYST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1:15:28.959000000</meta:creation-date>
    <dc:date>2023-05-24T12:55:33.506000000</dc:date>
    <meta:editing-duration>PT8H9M27S</meta:editing-duration>
    <meta:editing-cycles>17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9" meta:word-count="191" meta:character-count="1591" meta:non-whitespace-character-count="1104"/>
  </office:meta>
</office:document-meta>
</file>